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6d4" officeooo:paragraph-rsid="000fc6d4"/>
    </style:style>
    <style:style style:name="P2" style:family="paragraph" style:parent-style-name="Standard">
      <style:text-properties officeooo:paragraph-rsid="0010b32c"/>
    </style:style>
    <style:style style:name="T1" style:family="text">
      <style:text-properties officeooo:rsid="0010b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ngodb+srv://Admin:&lt;password&gt;@cluster0-ghsb2.mongodb.net/test?retryWrites=true&amp;w=majority</text:p>
      <text:p text:style-name="P1">password-&gt;resonance</text:p>
      <text:p text:style-name="P1"/>
      <text:p text:style-name="P1"><text:s/>-<text:span text:style-name="T1">&gt;</text:span>sudo firebase deploy --only functions:sendMail</text:p>
      <text:p text:style-name="P2"><text:span text:style-name="T1">-&gt; </text:span><text:a xlink:type="simple" xlink:href="https://us-central1-useful-song-257712.cloudfunctions.net/sendMail?dest=harshgsoc@gmail.com" text:style-name="Internet_20_link" text:visited-style-name="Visited_20_Internet_20_Link">https://us-central1-useful-song-257712.cloudfunctions.net/sendMail?dest=harshgsoc@gmail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5:41:52.353053210</meta:creation-date>
    <dc:date>2019-11-26T16:34:50.523793397</dc:date>
    <meta:editing-duration>PT1M29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4" meta:word-count="10" meta:character-count="252" meta:non-whitespace-character-count="246"/>
  </office:meta>
</office:document-meta>
</file>